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UITabGroup.processValidators( FacesContext contex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AbstractUITabGroup.resetTabLayou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bstractUITabGroup.addActionListener( ActionListener listen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UITabGroup.getActiveTab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UITabGroup.removeActionListener( ActionListener listen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UITabGroup.getTab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AbstractUITabGroup.getActionListen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UITabGroup.processDecodes( FacesContext context )</text:p>
          </table:table-cell>
          <table:table-cell office:value-type="float" office:value="6">
            <text:p text:style-name="Table_20_Contents">6</text:p>
          </table:table-cell>
          <table:table-cell office:value-type="float" office:value="3">
            <text:p text:style-name="Table_20_Contents">3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AbstractUITabGroup.getTabChangeListen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UITabGroup.getTab( int index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AbstractUITabGroup.encodeEnd( FacesContext faces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bstractUITabGroup.addTabChangeListener( TabChangeListener listen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bstractUITabGroup.processUpdates( FacesContext contex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AbstractUITabGroup.encodeAjax( FacesContext faces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UITabGroup.queueEvent( FacesEvent even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AbstractUITabGroup.encodeBegin( FacesContext faces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UITabGroup.isClientTyp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UITabGroup.getRendersChildre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UITabGroup.broadcast( FacesEvent facesEvent )</text:p>
          </table:table-cell>
          <table:table-cell office:value-type="float" office:value="13">
            <text:p text:style-name="Table_20_Contents">13</text:p>
          </table:table-cell>
          <table:table-cell office:value-type="float" office:value="9">
            <text:p text:style-name="Table_20_Contents">9</text:p>
          </table:table-cell>
          <table:table-cell office:value-type="float" office:value="42">
            <text:p text:style-name="Table_20_Contents">42</text:p>
          </table:table-cell>
        </table:table-row>
        <table:table-row>
          <table:table-cell office:value-type="string">
            <text:p text:style-name="Table_20_Contents">AbstractUITabGroup.encodeChildren( Faces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bstractUITabGroup.removeTabChangeListener( TabChangeListener listen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UITabGroup.getRenderedTab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